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2.41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157.95pt"/>
    </style:style>
    <style:style style:name="co4" style:family="table-column">
      <style:table-column-properties fo:break-before="auto" style:column-width="38.15pt"/>
    </style:style>
    <style:style style:name="co5" style:family="table-column">
      <style:table-column-properties fo:break-before="auto" style:column-width="54.79pt"/>
    </style:style>
    <style:style style:name="co6" style:family="table-column">
      <style:table-column-properties fo:break-before="auto" style:column-width="92.04pt"/>
    </style:style>
    <style:style style:name="co7" style:family="table-column">
      <style:table-column-properties fo:break-before="auto" style:column-width="65.91pt"/>
    </style:style>
    <style:style style:name="co8" style:family="table-column">
      <style:table-column-properties fo:break-before="auto" style:column-width="249.25pt"/>
    </style:style>
    <style:style style:name="co9" style:family="table-column">
      <style:table-column-properties fo:break-before="auto" style:column-width="103.95pt"/>
    </style:style>
    <style:style style:name="co10" style:family="table-column">
      <style:table-column-properties fo:break-before="auto" style:column-width="150.01pt"/>
    </style:style>
    <style:style style:name="co11" style:family="table-column">
      <style:table-column-properties fo:break-before="auto" style:column-width="149.24pt"/>
    </style:style>
    <style:style style:name="co12" style:family="table-column">
      <style:table-column-properties fo:break-before="auto" style:column-width="87.31pt"/>
    </style:style>
    <style:style style:name="co13" style:family="table-column">
      <style:table-column-properties fo:break-before="auto" style:column-width="50.7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buses">
      <style:table-properties table:display="true" style:writing-mode="lr-tb"/>
    </style:style>
    <style:style style:name="ta2" style:family="table" style:master-page-name="PageStyle_5f_absence">
      <style:table-properties table:display="true" style:writing-mode="lr-tb"/>
    </style:style>
    <style:style style:name="ta3" style:family="table" style:master-page-name="PageStyle_5f_absence_5f_type">
      <style:table-properties table:display="true" style:writing-mode="lr-tb"/>
    </style:style>
    <style:style style:name="ta4" style:family="table" style:master-page-name="PageStyle_5f_statuses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us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oute</text:p>
          </table:table-cell>
          <table:table-cell table:style-name="ce1" office:value-type="string" calcext:value-type="string">
            <text:p>Exit</text:p>
          </table:table-cell>
          <table:table-cell table:style-name="ce1" office:value-type="string" calcext:value-type="string">
            <text:p>Bus</text:p>
          </table:table-cell>
          <table:table-cell table:style-name="ce1" office:value-type="string" calcext:value-type="string">
            <text:p>Driver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In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YWT-342</text:p>
          </table:table-cell>
          <table:table-cell table:style-name="ce3" office:value-type="string" calcext:value-type="string">
            <text:p>Quinton Howell</text:p>
          </table:table-cell>
          <table:table-cell table:style-name="ce4" office:value-type="float" office:value="203170" calcext:value-type="float">
            <text:p>203,170</text:p>
          </table:table-cell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ZQM-574</text:p>
          </table:table-cell>
          <table:table-cell table:style-name="ce3" office:value-type="string" calcext:value-type="string">
            <text:p>Magdalena Bechtelar</text:p>
          </table:table-cell>
          <table:table-cell table:style-name="ce4" office:value-type="float" office:value="154575" calcext:value-type="float">
            <text:p>154,575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JOK-831</text:p>
          </table:table-cell>
          <table:table-cell table:style-name="ce3" office:value-type="string" calcext:value-type="string">
            <text:p>River O'Conner</text:p>
          </table:table-cell>
          <table:table-cell table:style-name="ce4" office:value-type="float" office:value="1633" calcext:value-type="float">
            <text:p>1,633</text:p>
          </table:table-cell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CV-226</text:p>
          </table:table-cell>
          <table:table-cell table:style-name="ce3" office:value-type="string" calcext:value-type="string">
            <text:p>Prof. Casandra McLaughlin I</text:p>
          </table:table-cell>
          <table:table-cell table:style-name="ce4" office:value-type="float" office:value="261707" calcext:value-type="float">
            <text:p>261,707</text:p>
          </table:table-cell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depo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KLS-745</text:p>
          </table:table-cell>
          <table:table-cell table:style-name="ce3" office:value-type="string" calcext:value-type="string">
            <text:p>Shyann Wisozk</text:p>
          </table:table-cell>
          <table:table-cell table:style-name="ce4" office:value-type="float" office:value="80881" calcext:value-type="float">
            <text:p>80,881</text:p>
          </table:table-cell>
          <table:table-cell table:number-columns-repeated="101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SSU-086</text:p>
          </table:table-cell>
          <table:table-cell table:style-name="ce3" office:value-type="string" calcext:value-type="string">
            <text:p>Katelyn Fisher I</text:p>
          </table:table-cell>
          <table:table-cell table:style-name="ce4" office:value-type="float" office:value="176434" calcext:value-type="float">
            <text:p>176,434</text:p>
          </table:table-cell>
          <table:table-cell table:number-columns-repeated="101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OE-954</text:p>
          </table:table-cell>
          <table:table-cell table:style-name="ce3" office:value-type="string" calcext:value-type="string">
            <text:p>Lazaro Quitzon II</text:p>
          </table:table-cell>
          <table:table-cell table:style-name="ce4" office:value-type="float" office:value="99603" calcext:value-type="float">
            <text:p>99,603</text:p>
          </table:table-cell>
          <table:table-cell table:number-columns-repeated="101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SY-163</text:p>
          </table:table-cell>
          <table:table-cell table:style-name="ce3" office:value-type="string" calcext:value-type="string">
            <text:p>Krystina Grant</text:p>
          </table:table-cell>
          <table:table-cell table:style-name="ce4" office:value-type="float" office:value="292267" calcext:value-type="float">
            <text:p>292,267</text:p>
          </table:table-cell>
          <table:table-cell table:number-columns-repeated="101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route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IB-751</text:p>
          </table:table-cell>
          <table:table-cell table:style-name="ce3" office:value-type="string" calcext:value-type="string">
            <text:p>Lillie Hilpert</text:p>
          </table:table-cell>
          <table:table-cell table:style-name="ce4" office:value-type="float" office:value="125433" calcext:value-type="float">
            <text:p>125,433</text:p>
          </table:table-cell>
          <table:table-cell table:number-columns-repeated="101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LUA-658</text:p>
          </table:table-cell>
          <table:table-cell table:style-name="ce3" office:value-type="string" calcext:value-type="string">
            <text:p>Merl Kerluke</text:p>
          </table:table-cell>
          <table:table-cell table:style-name="ce4" office:value-type="float" office:value="149640" calcext:value-type="float">
            <text:p>149,640</text:p>
          </table:table-cell>
          <table:table-cell table:number-columns-repeated="101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depo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UXA-630</text:p>
          </table:table-cell>
          <table:table-cell table:style-name="ce3" office:value-type="string" calcext:value-type="string">
            <text:p>Emilie Cassin</text:p>
          </table:table-cell>
          <table:table-cell table:style-name="ce4" office:value-type="float" office:value="144278" calcext:value-type="float">
            <text:p>144,278</text:p>
          </table:table-cell>
          <table:table-cell table:number-columns-repeated="1017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KUK-763</text:p>
          </table:table-cell>
          <table:table-cell table:style-name="ce3" office:value-type="string" calcext:value-type="string">
            <text:p>Fatima Lesch</text:p>
          </table:table-cell>
          <table:table-cell table:style-name="ce4" office:value-type="float" office:value="109734" calcext:value-type="float">
            <text:p>109,734</text:p>
          </table:table-cell>
          <table:table-cell table:number-columns-repeated="1017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3" office:value-type="string" calcext:value-type="string">
            <text:p>absen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YC-670</text:p>
          </table:table-cell>
          <table:table-cell table:style-name="ce3" office:value-type="string" calcext:value-type="string">
            <text:p>Elva Barton Jr.</text:p>
          </table:table-cell>
          <table:table-cell table:style-name="ce4" office:value-type="float" office:value="93120" calcext:value-type="float">
            <text:p>93,120</text:p>
          </table:table-cell>
          <table:table-cell table:number-columns-repeated="1017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MSI-349</text:p>
          </table:table-cell>
          <table:table-cell table:style-name="ce3" office:value-type="string" calcext:value-type="string">
            <text:p>Jalyn Dicki</text:p>
          </table:table-cell>
          <table:table-cell table:style-name="ce4" office:value-type="float" office:value="116119" calcext:value-type="float">
            <text:p>116,119</text:p>
          </table:table-cell>
          <table:table-cell table:number-columns-repeated="1017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NNJ-609</text:p>
          </table:table-cell>
          <table:table-cell table:style-name="ce3" office:value-type="string" calcext:value-type="string">
            <text:p>Cameron Dooley</text:p>
          </table:table-cell>
          <table:table-cell table:style-name="ce4" office:value-type="float" office:value="43981" calcext:value-type="float">
            <text:p>43,981</text:p>
          </table:table-cell>
          <table:table-cell table:number-columns-repeated="1017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SDB-377</text:p>
          </table:table-cell>
          <table:table-cell table:style-name="ce3" office:value-type="string" calcext:value-type="string">
            <text:p>Cielo Okuneva</text:p>
          </table:table-cell>
          <table:table-cell table:style-name="ce4" office:value-type="float" office:value="54285" calcext:value-type="float">
            <text:p>54,285</text:p>
          </table:table-cell>
          <table:table-cell table:number-columns-repeated="1017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absen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KG-690</text:p>
          </table:table-cell>
          <table:table-cell table:style-name="ce3" office:value-type="string" calcext:value-type="string">
            <text:p>Dr. Maeve Blick DDS</text:p>
          </table:table-cell>
          <table:table-cell table:style-name="ce4" office:value-type="float" office:value="162856" calcext:value-type="float">
            <text:p>162,856</text:p>
          </table:table-cell>
          <table:table-cell table:number-columns-repeated="1017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VJP-718</text:p>
          </table:table-cell>
          <table:table-cell table:style-name="ce3" office:value-type="string" calcext:value-type="string">
            <text:p>Mae Wilkinson DVM</text:p>
          </table:table-cell>
          <table:table-cell table:style-name="ce4" office:value-type="float" office:value="161246" calcext:value-type="float">
            <text:p>161,246</text:p>
          </table:table-cell>
          <table:table-cell table:number-columns-repeated="1017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TC-504</text:p>
          </table:table-cell>
          <table:table-cell table:style-name="ce3" office:value-type="string" calcext:value-type="string">
            <text:p>Golden Skiles V</text:p>
          </table:table-cell>
          <table:table-cell table:style-name="ce4" office:value-type="float" office:value="8771" calcext:value-type="float">
            <text:p>8,771</text:p>
          </table:table-cell>
          <table:table-cell table:number-columns-repeated="1017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AD-322</text:p>
          </table:table-cell>
          <table:table-cell table:style-name="ce3" office:value-type="string" calcext:value-type="string">
            <text:p>Frieda Kilback</text:p>
          </table:table-cell>
          <table:table-cell table:style-name="ce4" office:value-type="float" office:value="222426" calcext:value-type="float">
            <text:p>222,426</text:p>
          </table:table-cell>
          <table:table-cell table:number-columns-repeated="1017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3" office:value-type="string" calcext:value-type="string">
            <text:p>route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KE-773</text:p>
          </table:table-cell>
          <table:table-cell table:style-name="ce3" office:value-type="string" calcext:value-type="string">
            <text:p>Lenny Grant Jr.</text:p>
          </table:table-cell>
          <table:table-cell table:style-name="ce4" office:value-type="float" office:value="99739" calcext:value-type="float">
            <text:p>99,739</text:p>
          </table:table-cell>
          <table:table-cell table:number-columns-repeated="1017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TA-192</text:p>
          </table:table-cell>
          <table:table-cell table:style-name="ce3" office:value-type="string" calcext:value-type="string">
            <text:p>Ewald Schoen PhD</text:p>
          </table:table-cell>
          <table:table-cell table:style-name="ce4" office:value-type="float" office:value="13684" calcext:value-type="float">
            <text:p>13,684</text:p>
          </table:table-cell>
          <table:table-cell table:number-columns-repeated="1017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IN-826</text:p>
          </table:table-cell>
          <table:table-cell table:style-name="ce3" office:value-type="string" calcext:value-type="string">
            <text:p>Rosemary Schowalter</text:p>
          </table:table-cell>
          <table:table-cell table:style-name="ce4" office:value-type="float" office:value="141915" calcext:value-type="float">
            <text:p>141,915</text:p>
          </table:table-cell>
          <table:table-cell table:number-columns-repeated="1017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HZ-747</text:p>
          </table:table-cell>
          <table:table-cell table:style-name="ce3" office:value-type="string" calcext:value-type="string">
            <text:p>Vicente Stoltenberg</text:p>
          </table:table-cell>
          <table:table-cell table:style-name="ce4" office:value-type="float" office:value="66190" calcext:value-type="float">
            <text:p>66,190</text:p>
          </table:table-cell>
          <table:table-cell table:number-columns-repeated="1017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DN-674</text:p>
          </table:table-cell>
          <table:table-cell table:style-name="ce3" office:value-type="string" calcext:value-type="string">
            <text:p>Ms. Eda Thiel V</text:p>
          </table:table-cell>
          <table:table-cell table:style-name="ce4" office:value-type="float" office:value="90618" calcext:value-type="float">
            <text:p>90,618</text:p>
          </table:table-cell>
          <table:table-cell table:number-columns-repeated="1017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KV-368</text:p>
          </table:table-cell>
          <table:table-cell table:style-name="ce3" office:value-type="string" calcext:value-type="string">
            <text:p>Era Swift</text:p>
          </table:table-cell>
          <table:table-cell table:style-name="ce4" office:value-type="float" office:value="17036" calcext:value-type="float">
            <text:p>17,036</text:p>
          </table:table-cell>
          <table:table-cell table:number-columns-repeated="1017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JV-860</text:p>
          </table:table-cell>
          <table:table-cell table:style-name="ce3" office:value-type="string" calcext:value-type="string">
            <text:p>Davon Murphy</text:p>
          </table:table-cell>
          <table:table-cell table:style-name="ce4" office:value-type="float" office:value="28771" calcext:value-type="float">
            <text:p>28,771</text:p>
          </table:table-cell>
          <table:table-cell table:number-columns-repeated="1017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GS-880</text:p>
          </table:table-cell>
          <table:table-cell table:style-name="ce3" office:value-type="string" calcext:value-type="string">
            <text:p>Christian Gislason</text:p>
          </table:table-cell>
          <table:table-cell table:style-name="ce4" office:value-type="float" office:value="207212" calcext:value-type="float">
            <text:p>207,212</text:p>
          </table:table-cell>
          <table:table-cell table:number-columns-repeated="1017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ON-504</text:p>
          </table:table-cell>
          <table:table-cell table:style-name="ce3" office:value-type="string" calcext:value-type="string">
            <text:p>Prof. Jose Mante IV</text:p>
          </table:table-cell>
          <table:table-cell table:style-name="ce4" office:value-type="float" office:value="160593" calcext:value-type="float">
            <text:p>160,593</text:p>
          </table:table-cell>
          <table:table-cell table:number-columns-repeated="1017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BN-437</text:p>
          </table:table-cell>
          <table:table-cell table:style-name="ce3" office:value-type="string" calcext:value-type="string">
            <text:p>Trudie Purdy</text:p>
          </table:table-cell>
          <table:table-cell table:style-name="ce4" office:value-type="float" office:value="242510" calcext:value-type="float">
            <text:p>242,510</text:p>
          </table:table-cell>
          <table:table-cell table:number-columns-repeated="1017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EM-178</text:p>
          </table:table-cell>
          <table:table-cell table:style-name="ce3" office:value-type="string" calcext:value-type="string">
            <text:p>Geraldine Glover II</text:p>
          </table:table-cell>
          <table:table-cell table:style-name="ce4" office:value-type="float" office:value="128190" calcext:value-type="float">
            <text:p>128,190</text:p>
          </table:table-cell>
          <table:table-cell table:number-columns-repeated="1017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VR-368</text:p>
          </table:table-cell>
          <table:table-cell table:style-name="ce3" office:value-type="string" calcext:value-type="string">
            <text:p>Juanita Collier</text:p>
          </table:table-cell>
          <table:table-cell table:style-name="ce4" office:value-type="float" office:value="197599" calcext:value-type="float">
            <text:p>197,599</text:p>
          </table:table-cell>
          <table:table-cell table:number-columns-repeated="1017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LHH-124</text:p>
          </table:table-cell>
          <table:table-cell table:style-name="ce3" office:value-type="string" calcext:value-type="string">
            <text:p>Dan Lowe</text:p>
          </table:table-cell>
          <table:table-cell table:style-name="ce4" office:value-type="float" office:value="259907" calcext:value-type="float">
            <text:p>259,907</text:p>
          </table:table-cell>
          <table:table-cell table:number-columns-repeated="1017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QTP-427</text:p>
          </table:table-cell>
          <table:table-cell table:style-name="ce3" office:value-type="string" calcext:value-type="string">
            <text:p>Santiago Steuber</text:p>
          </table:table-cell>
          <table:table-cell table:style-name="ce4" office:value-type="float" office:value="60209" calcext:value-type="float">
            <text:p>60,209</text:p>
          </table:table-cell>
          <table:table-cell table:number-columns-repeated="1017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3" office:value-type="string" calcext:value-type="string">
            <text:p>route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QWY-405</text:p>
          </table:table-cell>
          <table:table-cell table:style-name="ce3" office:value-type="string" calcext:value-type="string">
            <text:p>Mrs. Gregoria Marvin II</text:p>
          </table:table-cell>
          <table:table-cell table:style-name="ce4" office:value-type="float" office:value="165504" calcext:value-type="float">
            <text:p>165,504</text:p>
          </table:table-cell>
          <table:table-cell table:number-columns-repeated="1017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KKP-271</text:p>
          </table:table-cell>
          <table:table-cell table:style-name="ce3" office:value-type="string" calcext:value-type="string">
            <text:p>Darrion Thompson</text:p>
          </table:table-cell>
          <table:table-cell table:style-name="ce4" office:value-type="float" office:value="120963" calcext:value-type="float">
            <text:p>120,963</text:p>
          </table:table-cell>
          <table:table-cell table:number-columns-repeated="1017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RP-633</text:p>
          </table:table-cell>
          <table:table-cell table:style-name="ce3" office:value-type="string" calcext:value-type="string">
            <text:p>Dr. Reymundo Skiles</text:p>
          </table:table-cell>
          <table:table-cell table:style-name="ce4" office:value-type="float" office:value="219565" calcext:value-type="float">
            <text:p>219,565</text:p>
          </table:table-cell>
          <table:table-cell table:number-columns-repeated="1017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3" office:value-type="string" calcext:value-type="string">
            <text:p>depot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XQ-043</text:p>
          </table:table-cell>
          <table:table-cell table:style-name="ce3" office:value-type="string" calcext:value-type="string">
            <text:p>Josie Schaefer</text:p>
          </table:table-cell>
          <table:table-cell table:style-name="ce4" office:value-type="float" office:value="208133" calcext:value-type="float">
            <text:p>208,133</text:p>
          </table:table-cell>
          <table:table-cell table:number-columns-repeated="1017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HA-479</text:p>
          </table:table-cell>
          <table:table-cell table:style-name="ce3" office:value-type="string" calcext:value-type="string">
            <text:p>Nathen Gusikowski</text:p>
          </table:table-cell>
          <table:table-cell table:style-name="ce4" office:value-type="float" office:value="52661" calcext:value-type="float">
            <text:p>52,661</text:p>
          </table:table-cell>
          <table:table-cell table:number-columns-repeated="1017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3" office:value-type="string" calcext:value-type="string">
            <text:p>depot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KXY-808</text:p>
          </table:table-cell>
          <table:table-cell table:style-name="ce3" office:value-type="string" calcext:value-type="string">
            <text:p>Ms. Jodie McDermott</text:p>
          </table:table-cell>
          <table:table-cell table:style-name="ce4" office:value-type="float" office:value="231060" calcext:value-type="float">
            <text:p>231,060</text:p>
          </table:table-cell>
          <table:table-cell table:number-columns-repeated="1017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YU-649</text:p>
          </table:table-cell>
          <table:table-cell table:style-name="ce3" office:value-type="string" calcext:value-type="string">
            <text:p>Raoul Auer</text:p>
          </table:table-cell>
          <table:table-cell table:style-name="ce4" office:value-type="float" office:value="159134" calcext:value-type="float">
            <text:p>159,134</text:p>
          </table:table-cell>
          <table:table-cell table:number-columns-repeated="1017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VZ-676</text:p>
          </table:table-cell>
          <table:table-cell table:style-name="ce3" office:value-type="string" calcext:value-type="string">
            <text:p>Leonardo Funk</text:p>
          </table:table-cell>
          <table:table-cell table:style-name="ce4" office:value-type="float" office:value="198954" calcext:value-type="float">
            <text:p>198,954</text:p>
          </table:table-cell>
          <table:table-cell table:number-columns-repeated="1017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3" office:value-type="string" calcext:value-type="string">
            <text:p>depot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QIZ-937</text:p>
          </table:table-cell>
          <table:table-cell table:style-name="ce3" office:value-type="string" calcext:value-type="string">
            <text:p>Prof. Maegan Berge</text:p>
          </table:table-cell>
          <table:table-cell table:style-name="ce4" office:value-type="float" office:value="228517" calcext:value-type="float">
            <text:p>228,517</text:p>
          </table:table-cell>
          <table:table-cell table:number-columns-repeated="1017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YXT-509</text:p>
          </table:table-cell>
          <table:table-cell table:style-name="ce3" office:value-type="string" calcext:value-type="string">
            <text:p>Ivah Bergnaum</text:p>
          </table:table-cell>
          <table:table-cell table:style-name="ce4" office:value-type="float" office:value="32870" calcext:value-type="float">
            <text:p>32,870</text:p>
          </table:table-cell>
          <table:table-cell table:number-columns-repeated="1017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PD-194</text:p>
          </table:table-cell>
          <table:table-cell table:style-name="ce3" office:value-type="string" calcext:value-type="string">
            <text:p>Therese Grimes</text:p>
          </table:table-cell>
          <table:table-cell table:style-name="ce4" office:value-type="float" office:value="9542" calcext:value-type="float">
            <text:p>9,542</text:p>
          </table:table-cell>
          <table:table-cell table:number-columns-repeated="1017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3" office:value-type="string" calcext:value-type="string">
            <text:p>depot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YBD-620</text:p>
          </table:table-cell>
          <table:table-cell table:style-name="ce3" office:value-type="string" calcext:value-type="string">
            <text:p>Geovanni Weber</text:p>
          </table:table-cell>
          <table:table-cell table:style-name="ce4" office:value-type="float" office:value="242765" calcext:value-type="float">
            <text:p>242,765</text:p>
          </table:table-cell>
          <table:table-cell table:number-columns-repeated="1017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ZJ-347</text:p>
          </table:table-cell>
          <table:table-cell table:style-name="ce3" office:value-type="string" calcext:value-type="string">
            <text:p>Colleen Schowalter</text:p>
          </table:table-cell>
          <table:table-cell table:style-name="ce4" office:value-type="float" office:value="53739" calcext:value-type="float">
            <text:p>53,739</text:p>
          </table:table-cell>
          <table:table-cell table:number-columns-repeated="1017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3" office:value-type="string" calcext:value-type="string">
            <text:p>depot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GTF-999</text:p>
          </table:table-cell>
          <table:table-cell table:style-name="ce3" office:value-type="string" calcext:value-type="string">
            <text:p>Yasmine Bashirian</text:p>
          </table:table-cell>
          <table:table-cell table:style-name="ce4" office:value-type="float" office:value="299258" calcext:value-type="float">
            <text:p>299,258</text:p>
          </table:table-cell>
          <table:table-cell table:number-columns-repeated="1017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JWY-534</text:p>
          </table:table-cell>
          <table:table-cell table:style-name="ce3" office:value-type="string" calcext:value-type="string">
            <text:p>Ms. Nona Vandervort</text:p>
          </table:table-cell>
          <table:table-cell table:style-name="ce4" office:value-type="float" office:value="262617" calcext:value-type="float">
            <text:p>262,617</text:p>
          </table:table-cell>
          <table:table-cell table:number-columns-repeated="1017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3" office:value-type="string" calcext:value-type="string">
            <text:p>depot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NI-786</text:p>
          </table:table-cell>
          <table:table-cell table:style-name="ce3" office:value-type="string" calcext:value-type="string">
            <text:p>Prof. Zula Koss</text:p>
          </table:table-cell>
          <table:table-cell table:style-name="ce4" office:value-type="float" office:value="165479" calcext:value-type="float">
            <text:p>165,479</text:p>
          </table:table-cell>
          <table:table-cell table:number-columns-repeated="1017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PW-679</text:p>
          </table:table-cell>
          <table:table-cell table:style-name="ce3" office:value-type="string" calcext:value-type="string">
            <text:p>Alta Von Sr.</text:p>
          </table:table-cell>
          <table:table-cell table:style-name="ce4" office:value-type="float" office:value="225806" calcext:value-type="float">
            <text:p>225,806</text:p>
          </table:table-cell>
          <table:table-cell table:number-columns-repeated="1017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3" office:value-type="string" calcext:value-type="string">
            <text:p>depot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VG-693</text:p>
          </table:table-cell>
          <table:table-cell table:style-name="ce3" office:value-type="string" calcext:value-type="string">
            <text:p>Shad Simonis</text:p>
          </table:table-cell>
          <table:table-cell table:style-name="ce4" office:value-type="float" office:value="39028" calcext:value-type="float">
            <text:p>39,028</text:p>
          </table:table-cell>
          <table:table-cell table:number-columns-repeated="1017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UGO-540</text:p>
          </table:table-cell>
          <table:table-cell table:style-name="ce3" office:value-type="string" calcext:value-type="string">
            <text:p>Mr. Andy Altenwerth DVM</text:p>
          </table:table-cell>
          <table:table-cell table:style-name="ce4" office:value-type="float" office:value="183178" calcext:value-type="float">
            <text:p>183,178</text:p>
          </table:table-cell>
          <table:table-cell table:number-columns-repeated="1017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ZIX-080</text:p>
          </table:table-cell>
          <table:table-cell table:style-name="ce3" office:value-type="string" calcext:value-type="string">
            <text:p>Beatrice Mann</text:p>
          </table:table-cell>
          <table:table-cell table:style-name="ce4" office:value-type="float" office:value="145955" calcext:value-type="float">
            <text:p>145,955</text:p>
          </table:table-cell>
          <table:table-cell table:number-columns-repeated="1017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KP-638</text:p>
          </table:table-cell>
          <table:table-cell table:style-name="ce3" office:value-type="string" calcext:value-type="string">
            <text:p>Lynn Ward</text:p>
          </table:table-cell>
          <table:table-cell table:style-name="ce4" office:value-type="float" office:value="94206" calcext:value-type="float">
            <text:p>94,206</text:p>
          </table:table-cell>
          <table:table-cell table:number-columns-repeated="1017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KQY-300</text:p>
          </table:table-cell>
          <table:table-cell table:style-name="ce3" office:value-type="string" calcext:value-type="string">
            <text:p>Shanelle Hagenes</text:p>
          </table:table-cell>
          <table:table-cell table:style-name="ce4" office:value-type="float" office:value="281651" calcext:value-type="float">
            <text:p>281,651</text:p>
          </table:table-cell>
          <table:table-cell table:number-columns-repeated="1017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FH-456</text:p>
          </table:table-cell>
          <table:table-cell table:style-name="ce3" office:value-type="string" calcext:value-type="string">
            <text:p>Stacey Christiansen</text:p>
          </table:table-cell>
          <table:table-cell table:style-name="ce4" office:value-type="float" office:value="164503" calcext:value-type="float">
            <text:p>164,503</text:p>
          </table:table-cell>
          <table:table-cell table:number-columns-repeated="1017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JRC-100</text:p>
          </table:table-cell>
          <table:table-cell table:style-name="ce3" office:value-type="string" calcext:value-type="string">
            <text:p>Dr. Raoul Bernhard V</text:p>
          </table:table-cell>
          <table:table-cell table:style-name="ce4" office:value-type="float" office:value="193079" calcext:value-type="float">
            <text:p>193,079</text:p>
          </table:table-cell>
          <table:table-cell table:number-columns-repeated="1017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TQ-863</text:p>
          </table:table-cell>
          <table:table-cell table:style-name="ce3" office:value-type="string" calcext:value-type="string">
            <text:p>Laisha Zulauf</text:p>
          </table:table-cell>
          <table:table-cell table:style-name="ce4" office:value-type="float" office:value="26231" calcext:value-type="float">
            <text:p>26,231</text:p>
          </table:table-cell>
          <table:table-cell table:number-columns-repeated="1017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GWS-344</text:p>
          </table:table-cell>
          <table:table-cell table:style-name="ce3" office:value-type="string" calcext:value-type="string">
            <text:p>Dr. Damian Crona</text:p>
          </table:table-cell>
          <table:table-cell table:style-name="ce4" office:value-type="float" office:value="190968" calcext:value-type="float">
            <text:p>190,968</text:p>
          </table:table-cell>
          <table:table-cell table:number-columns-repeated="1017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YF-341</text:p>
          </table:table-cell>
          <table:table-cell table:style-name="ce3" office:value-type="string" calcext:value-type="string">
            <text:p>Gertrude Kunze</text:p>
          </table:table-cell>
          <table:table-cell table:style-name="ce4" office:value-type="float" office:value="258041" calcext:value-type="float">
            <text:p>258,041</text:p>
          </table:table-cell>
          <table:table-cell table:number-columns-repeated="1017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QJ-187</text:p>
          </table:table-cell>
          <table:table-cell table:style-name="ce3" office:value-type="string" calcext:value-type="string">
            <text:p>Valentin Stamm</text:p>
          </table:table-cell>
          <table:table-cell table:style-name="ce4" office:value-type="float" office:value="9547" calcext:value-type="float">
            <text:p>9,547</text:p>
          </table:table-cell>
          <table:table-cell table:number-columns-repeated="1017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JRD-997</text:p>
          </table:table-cell>
          <table:table-cell table:style-name="ce3" office:value-type="string" calcext:value-type="string">
            <text:p>Pearline Orn IV</text:p>
          </table:table-cell>
          <table:table-cell table:style-name="ce4" office:value-type="float" office:value="95398" calcext:value-type="float">
            <text:p>95,398</text:p>
          </table:table-cell>
          <table:table-cell table:number-columns-repeated="1017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LYT-406</text:p>
          </table:table-cell>
          <table:table-cell table:style-name="ce3" office:value-type="string" calcext:value-type="string">
            <text:p>Jordon Lakin</text:p>
          </table:table-cell>
          <table:table-cell table:style-name="ce4" office:value-type="float" office:value="127431" calcext:value-type="float">
            <text:p>127,431</text:p>
          </table:table-cell>
          <table:table-cell table:number-columns-repeated="1017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QIB-705</text:p>
          </table:table-cell>
          <table:table-cell table:style-name="ce3" office:value-type="string" calcext:value-type="string">
            <text:p>Nicolas Hamill</text:p>
          </table:table-cell>
          <table:table-cell table:style-name="ce4" office:value-type="float" office:value="119485" calcext:value-type="float">
            <text:p>119,485</text:p>
          </table:table-cell>
          <table:table-cell table:number-columns-repeated="1017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GVI-986</text:p>
          </table:table-cell>
          <table:table-cell table:style-name="ce3" office:value-type="string" calcext:value-type="string">
            <text:p>Judah Thompson</text:p>
          </table:table-cell>
          <table:table-cell table:style-name="ce4" office:value-type="float" office:value="220093" calcext:value-type="float">
            <text:p>220,093</text:p>
          </table:table-cell>
          <table:table-cell table:number-columns-repeated="1017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SEZ-016</text:p>
          </table:table-cell>
          <table:table-cell table:style-name="ce3" office:value-type="string" calcext:value-type="string">
            <text:p>Jack Veum</text:p>
          </table:table-cell>
          <table:table-cell table:style-name="ce4" office:value-type="float" office:value="89157" calcext:value-type="float">
            <text:p>89,157</text:p>
          </table:table-cell>
          <table:table-cell table:number-columns-repeated="1017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DB-907</text:p>
          </table:table-cell>
          <table:table-cell table:style-name="ce3" office:value-type="string" calcext:value-type="string">
            <text:p>Dean Orn IV</text:p>
          </table:table-cell>
          <table:table-cell table:style-name="ce4" office:value-type="float" office:value="167711" calcext:value-type="float">
            <text:p>167,711</text:p>
          </table:table-cell>
          <table:table-cell table:number-columns-repeated="1017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3" office:value-type="string" calcext:value-type="string">
            <text:p>absent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PX-423</text:p>
          </table:table-cell>
          <table:table-cell table:style-name="ce3" office:value-type="string" calcext:value-type="string">
            <text:p>Mrs. Verona Jacobi</text:p>
          </table:table-cell>
          <table:table-cell table:style-name="ce4" office:value-type="float" office:value="275270" calcext:value-type="float">
            <text:p>275,270</text:p>
          </table:table-cell>
          <table:table-cell table:number-columns-repeated="1017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UJA-847</text:p>
          </table:table-cell>
          <table:table-cell table:style-name="ce3" office:value-type="string" calcext:value-type="string">
            <text:p>Dr. Kyra Deckow</text:p>
          </table:table-cell>
          <table:table-cell table:style-name="ce4" office:value-type="float" office:value="74106" calcext:value-type="float">
            <text:p>74,106</text:p>
          </table:table-cell>
          <table:table-cell table:number-columns-repeated="1017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FXS-360</text:p>
          </table:table-cell>
          <table:table-cell table:style-name="ce3" office:value-type="string" calcext:value-type="string">
            <text:p>Miss Emmalee Farrell</text:p>
          </table:table-cell>
          <table:table-cell table:style-name="ce4" office:value-type="float" office:value="79735" calcext:value-type="float">
            <text:p>79,735</text:p>
          </table:table-cell>
          <table:table-cell table:number-columns-repeated="1017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CG-419</text:p>
          </table:table-cell>
          <table:table-cell table:style-name="ce3" office:value-type="string" calcext:value-type="string">
            <text:p>Tiffany Lockman</text:p>
          </table:table-cell>
          <table:table-cell table:style-name="ce4" office:value-type="float" office:value="176285" calcext:value-type="float">
            <text:p>176,285</text:p>
          </table:table-cell>
          <table:table-cell table:number-columns-repeated="1017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ND-538</text:p>
          </table:table-cell>
          <table:table-cell table:style-name="ce3" office:value-type="string" calcext:value-type="string">
            <text:p>Uriah McCullough</text:p>
          </table:table-cell>
          <table:table-cell table:style-name="ce4" office:value-type="float" office:value="213927" calcext:value-type="float">
            <text:p>213,927</text:p>
          </table:table-cell>
          <table:table-cell table:number-columns-repeated="1017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UPZ-938</text:p>
          </table:table-cell>
          <table:table-cell table:style-name="ce3" office:value-type="string" calcext:value-type="string">
            <text:p>Gracie Hoppe PhD</text:p>
          </table:table-cell>
          <table:table-cell table:style-name="ce4" office:value-type="float" office:value="40370" calcext:value-type="float">
            <text:p>40,370</text:p>
          </table:table-cell>
          <table:table-cell table:number-columns-repeated="1017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JAL-870</text:p>
          </table:table-cell>
          <table:table-cell table:style-name="ce3" office:value-type="string" calcext:value-type="string">
            <text:p>Mrs. Missouri Pfeffer IV</text:p>
          </table:table-cell>
          <table:table-cell table:style-name="ce4" office:value-type="float" office:value="118469" calcext:value-type="float">
            <text:p>118,469</text:p>
          </table:table-cell>
          <table:table-cell table:number-columns-repeated="1017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HS-194</text:p>
          </table:table-cell>
          <table:table-cell table:style-name="ce3" office:value-type="string" calcext:value-type="string">
            <text:p>Prof. Fanny Jast Jr.</text:p>
          </table:table-cell>
          <table:table-cell table:style-name="ce4" office:value-type="float" office:value="192884" calcext:value-type="float">
            <text:p>192,884</text:p>
          </table:table-cell>
          <table:table-cell table:number-columns-repeated="1017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MNL-370</text:p>
          </table:table-cell>
          <table:table-cell table:style-name="ce3" office:value-type="string" calcext:value-type="string">
            <text:p>Rafaela Rosenbaum</text:p>
          </table:table-cell>
          <table:table-cell table:style-name="ce4" office:value-type="float" office:value="144039" calcext:value-type="float">
            <text:p>144,039</text:p>
          </table:table-cell>
          <table:table-cell table:number-columns-repeated="1017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QNK-350</text:p>
          </table:table-cell>
          <table:table-cell table:style-name="ce3" office:value-type="string" calcext:value-type="string">
            <text:p>Dr. Kayleigh Schimmel</text:p>
          </table:table-cell>
          <table:table-cell table:style-name="ce4" office:value-type="float" office:value="225039" calcext:value-type="float">
            <text:p>225,039</text:p>
          </table:table-cell>
          <table:table-cell table:number-columns-repeated="1017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BJ-861</text:p>
          </table:table-cell>
          <table:table-cell table:style-name="ce3" office:value-type="string" calcext:value-type="string">
            <text:p>Prof. Taryn O'Connell Sr.</text:p>
          </table:table-cell>
          <table:table-cell table:style-name="ce4" office:value-type="float" office:value="139900" calcext:value-type="float">
            <text:p>139,900</text:p>
          </table:table-cell>
          <table:table-cell table:number-columns-repeated="1017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HZ-773</text:p>
          </table:table-cell>
          <table:table-cell table:style-name="ce3" office:value-type="string" calcext:value-type="string">
            <text:p>Adrienne Dietrich</text:p>
          </table:table-cell>
          <table:table-cell table:style-name="ce4" office:value-type="float" office:value="274640" calcext:value-type="float">
            <text:p>274,640</text:p>
          </table:table-cell>
          <table:table-cell table:number-columns-repeated="1017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II-319</text:p>
          </table:table-cell>
          <table:table-cell table:style-name="ce3" office:value-type="string" calcext:value-type="string">
            <text:p>Miss Rachel Langworth Jr.</text:p>
          </table:table-cell>
          <table:table-cell table:style-name="ce4" office:value-type="float" office:value="272972" calcext:value-type="float">
            <text:p>272,972</text:p>
          </table:table-cell>
          <table:table-cell table:number-columns-repeated="1017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UXS-979</text:p>
          </table:table-cell>
          <table:table-cell table:style-name="ce3" office:value-type="string" calcext:value-type="string">
            <text:p>Miss Kristy Hansen I</text:p>
          </table:table-cell>
          <table:table-cell table:style-name="ce4" office:value-type="float" office:value="172858" calcext:value-type="float">
            <text:p>172,858</text:p>
          </table:table-cell>
          <table:table-cell table:number-columns-repeated="1017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LQ-197</text:p>
          </table:table-cell>
          <table:table-cell table:style-name="ce3" office:value-type="string" calcext:value-type="string">
            <text:p>Verdie Ortiz</text:p>
          </table:table-cell>
          <table:table-cell table:style-name="ce4" office:value-type="float" office:value="28819" calcext:value-type="float">
            <text:p>28,819</text:p>
          </table:table-cell>
          <table:table-cell table:number-columns-repeated="1017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DE-574</text:p>
          </table:table-cell>
          <table:table-cell table:style-name="ce3" office:value-type="string" calcext:value-type="string">
            <text:p>Lauretta Dickens Sr.</text:p>
          </table:table-cell>
          <table:table-cell table:style-name="ce4" office:value-type="float" office:value="247186" calcext:value-type="float">
            <text:p>247,186</text:p>
          </table:table-cell>
          <table:table-cell table:number-columns-repeated="1017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VGL-188</text:p>
          </table:table-cell>
          <table:table-cell table:style-name="ce3" office:value-type="string" calcext:value-type="string">
            <text:p>Kallie McCullough Jr.</text:p>
          </table:table-cell>
          <table:table-cell table:style-name="ce4" office:value-type="float" office:value="164507" calcext:value-type="float">
            <text:p>164,507</text:p>
          </table:table-cell>
          <table:table-cell table:number-columns-repeated="1017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3" office:value-type="string" calcext:value-type="string">
            <text:p>depot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TB-724</text:p>
          </table:table-cell>
          <table:table-cell table:style-name="ce3" office:value-type="string" calcext:value-type="string">
            <text:p>Delores Waters</text:p>
          </table:table-cell>
          <table:table-cell table:style-name="ce4" office:value-type="float" office:value="222205" calcext:value-type="float">
            <text:p>222,205</text:p>
          </table:table-cell>
          <table:table-cell table:number-columns-repeated="1017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US-080</text:p>
          </table:table-cell>
          <table:table-cell table:style-name="ce3" office:value-type="string" calcext:value-type="string">
            <text:p>Eveline Ryan</text:p>
          </table:table-cell>
          <table:table-cell table:style-name="ce4" office:value-type="float" office:value="110498" calcext:value-type="float">
            <text:p>110,498</text:p>
          </table:table-cell>
          <table:table-cell table:number-columns-repeated="1017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HB-404</text:p>
          </table:table-cell>
          <table:table-cell table:style-name="ce3" office:value-type="string" calcext:value-type="string">
            <text:p>Flo Carter</text:p>
          </table:table-cell>
          <table:table-cell table:style-name="ce4" office:value-type="float" office:value="266195" calcext:value-type="float">
            <text:p>266,195</text:p>
          </table:table-cell>
          <table:table-cell table:number-columns-repeated="1017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ZA-177</text:p>
          </table:table-cell>
          <table:table-cell table:style-name="ce3" office:value-type="string" calcext:value-type="string">
            <text:p>Lillian Weissnat</text:p>
          </table:table-cell>
          <table:table-cell table:style-name="ce4" office:value-type="float" office:value="35133" calcext:value-type="float">
            <text:p>35,133</text:p>
          </table:table-cell>
          <table:table-cell table:number-columns-repeated="1017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FO-745</text:p>
          </table:table-cell>
          <table:table-cell table:style-name="ce3" office:value-type="string" calcext:value-type="string">
            <text:p>Braxton McClure</text:p>
          </table:table-cell>
          <table:table-cell table:style-name="ce4" office:value-type="float" office:value="181813" calcext:value-type="float">
            <text:p>181,813</text:p>
          </table:table-cell>
          <table:table-cell table:number-columns-repeated="1017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YRZ-078</text:p>
          </table:table-cell>
          <table:table-cell table:style-name="ce3" office:value-type="string" calcext:value-type="string">
            <text:p>Rosalyn Tremblay</text:p>
          </table:table-cell>
          <table:table-cell table:style-name="ce4" office:value-type="float" office:value="162137" calcext:value-type="float">
            <text:p>162,137</text:p>
          </table:table-cell>
          <table:table-cell table:number-columns-repeated="1017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QBT-188</text:p>
          </table:table-cell>
          <table:table-cell table:style-name="ce3" office:value-type="string" calcext:value-type="string">
            <text:p>Ayana Pouros</text:p>
          </table:table-cell>
          <table:table-cell table:style-name="ce4" office:value-type="float" office:value="212379" calcext:value-type="float">
            <text:p>212,379</text:p>
          </table:table-cell>
          <table:table-cell table:number-columns-repeated="1017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VC-588</text:p>
          </table:table-cell>
          <table:table-cell table:style-name="ce3" office:value-type="string" calcext:value-type="string">
            <text:p>Torrance Littel</text:p>
          </table:table-cell>
          <table:table-cell table:style-name="ce4" office:value-type="float" office:value="85106" calcext:value-type="float">
            <text:p>85,106</text:p>
          </table:table-cell>
          <table:table-cell table:number-columns-repeated="1017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3" office:value-type="string" calcext:value-type="string">
            <text:p>depot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HLH-608</text:p>
          </table:table-cell>
          <table:table-cell table:style-name="ce3" office:value-type="string" calcext:value-type="string">
            <text:p>Moses Wyman</text:p>
          </table:table-cell>
          <table:table-cell table:style-name="ce4" office:value-type="float" office:value="65701" calcext:value-type="float">
            <text:p>65,701</text:p>
          </table:table-cell>
          <table:table-cell table:number-columns-repeated="1017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BH-846</text:p>
          </table:table-cell>
          <table:table-cell table:style-name="ce3" office:value-type="string" calcext:value-type="string">
            <text:p>Cheyenne Pacocha</text:p>
          </table:table-cell>
          <table:table-cell table:style-name="ce4" office:value-type="float" office:value="14650" calcext:value-type="float">
            <text:p>14,650</text:p>
          </table:table-cell>
          <table:table-cell table:number-columns-repeated="1017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ZYT-218</text:p>
          </table:table-cell>
          <table:table-cell table:style-name="ce3" office:value-type="string" calcext:value-type="string">
            <text:p>Freda Swift</text:p>
          </table:table-cell>
          <table:table-cell table:style-name="ce4" office:value-type="float" office:value="260549" calcext:value-type="float">
            <text:p>260,549</text:p>
          </table:table-cell>
          <table:table-cell table:number-columns-repeated="1017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3" office:value-type="string" calcext:value-type="string">
            <text:p>depot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RQA-681</text:p>
          </table:table-cell>
          <table:table-cell table:style-name="ce3" office:value-type="string" calcext:value-type="string">
            <text:p>Virgil Skiles</text:p>
          </table:table-cell>
          <table:table-cell table:style-name="ce4" office:value-type="float" office:value="69030" calcext:value-type="float">
            <text:p>69,030</text:p>
          </table:table-cell>
          <table:table-cell table:number-columns-repeated="1017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JRZ-655</text:p>
          </table:table-cell>
          <table:table-cell table:style-name="ce3" office:value-type="string" calcext:value-type="string">
            <text:p>Mrs. Hollie Runolfsdottir DDS</text:p>
          </table:table-cell>
          <table:table-cell table:style-name="ce4" office:value-type="float" office:value="135580" calcext:value-type="float">
            <text:p>135,580</text:p>
          </table:table-cell>
          <table:table-cell table:number-columns-repeated="1017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DNW-082</text:p>
          </table:table-cell>
          <table:table-cell table:style-name="ce3" office:value-type="string" calcext:value-type="string">
            <text:p>Laney Hodkiewicz</text:p>
          </table:table-cell>
          <table:table-cell table:style-name="ce4" office:value-type="float" office:value="235081" calcext:value-type="float">
            <text:p>235,081</text:p>
          </table:table-cell>
          <table:table-cell table:number-columns-repeated="1017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JL-040</text:p>
          </table:table-cell>
          <table:table-cell table:style-name="ce3" office:value-type="string" calcext:value-type="string">
            <text:p>Sierra Lakin</text:p>
          </table:table-cell>
          <table:table-cell table:style-name="ce4" office:value-type="float" office:value="83734" calcext:value-type="float">
            <text:p>83,734</text:p>
          </table:table-cell>
          <table:table-cell table:number-columns-repeated="1017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SL-657</text:p>
          </table:table-cell>
          <table:table-cell table:style-name="ce3" office:value-type="string" calcext:value-type="string">
            <text:p>Grover Murray</text:p>
          </table:table-cell>
          <table:table-cell table:style-name="ce4" office:value-type="float" office:value="140177" calcext:value-type="float">
            <text:p>140,177</text:p>
          </table:table-cell>
          <table:table-cell table:number-columns-repeated="1017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MX-938</text:p>
          </table:table-cell>
          <table:table-cell table:style-name="ce3" office:value-type="string" calcext:value-type="string">
            <text:p>Miss Georgiana Fadel</text:p>
          </table:table-cell>
          <table:table-cell table:style-name="ce4" office:value-type="float" office:value="152370" calcext:value-type="float">
            <text:p>152,370</text:p>
          </table:table-cell>
          <table:table-cell table:number-columns-repeated="1017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UV-517</text:p>
          </table:table-cell>
          <table:table-cell table:style-name="ce3" office:value-type="string" calcext:value-type="string">
            <text:p>Dudley Kautzer</text:p>
          </table:table-cell>
          <table:table-cell table:style-name="ce4" office:value-type="float" office:value="245968" calcext:value-type="float">
            <text:p>245,968</text:p>
          </table:table-cell>
          <table:table-cell table:number-columns-repeated="1017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MU-300</text:p>
          </table:table-cell>
          <table:table-cell table:style-name="ce3" office:value-type="string" calcext:value-type="string">
            <text:p>Hilbert Witting</text:p>
          </table:table-cell>
          <table:table-cell table:style-name="ce4" office:value-type="float" office:value="292579" calcext:value-type="float">
            <text:p>292,579</text:p>
          </table:table-cell>
          <table:table-cell table:number-columns-repeated="1017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WOZ-750</text:p>
          </table:table-cell>
          <table:table-cell table:style-name="ce3" office:value-type="string" calcext:value-type="string">
            <text:p>Dr. Marcella Kshlerin II</text:p>
          </table:table-cell>
          <table:table-cell table:style-name="ce4" office:value-type="float" office:value="257764" calcext:value-type="float">
            <text:p>257,764</text:p>
          </table:table-cell>
          <table:table-cell table:number-columns-repeated="1017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WP-717</text:p>
          </table:table-cell>
          <table:table-cell table:style-name="ce3" office:value-type="string" calcext:value-type="string">
            <text:p>Dr. Eddie Larson V</text:p>
          </table:table-cell>
          <table:table-cell table:style-name="ce4" office:value-type="float" office:value="111792" calcext:value-type="float">
            <text:p>111,792</text:p>
          </table:table-cell>
          <table:table-cell table:number-columns-repeated="1017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VH-709</text:p>
          </table:table-cell>
          <table:table-cell table:style-name="ce3" office:value-type="string" calcext:value-type="string">
            <text:p>Isabell Fay</text:p>
          </table:table-cell>
          <table:table-cell table:style-name="ce4" office:value-type="float" office:value="114334" calcext:value-type="float">
            <text:p>114,334</text:p>
          </table:table-cell>
          <table:table-cell table:number-columns-repeated="1017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3" office:value-type="string" calcext:value-type="string">
            <text:p>absent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SYX-926</text:p>
          </table:table-cell>
          <table:table-cell table:style-name="ce3" office:value-type="string" calcext:value-type="string">
            <text:p>Dr. Arnoldo Swaniawski</text:p>
          </table:table-cell>
          <table:table-cell table:style-name="ce4" office:value-type="float" office:value="62481" calcext:value-type="float">
            <text:p>62,481</text:p>
          </table:table-cell>
          <table:table-cell table:number-columns-repeated="1017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NKU-151</text:p>
          </table:table-cell>
          <table:table-cell table:style-name="ce3" office:value-type="string" calcext:value-type="string">
            <text:p>Otha Reichert DDS</text:p>
          </table:table-cell>
          <table:table-cell table:style-name="ce4" office:value-type="float" office:value="233791" calcext:value-type="float">
            <text:p>233,791</text:p>
          </table:table-cell>
          <table:table-cell table:number-columns-repeated="1017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YZK-089</text:p>
          </table:table-cell>
          <table:table-cell table:style-name="ce3" office:value-type="string" calcext:value-type="string">
            <text:p>Weldon Bechtelar</text:p>
          </table:table-cell>
          <table:table-cell table:style-name="ce4" office:value-type="float" office:value="276855" calcext:value-type="float">
            <text:p>276,855</text:p>
          </table:table-cell>
          <table:table-cell table:number-columns-repeated="1017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AE-383</text:p>
          </table:table-cell>
          <table:table-cell table:style-name="ce3" office:value-type="string" calcext:value-type="string">
            <text:p>Darron Cole</text:p>
          </table:table-cell>
          <table:table-cell table:style-name="ce4" office:value-type="float" office:value="257696" calcext:value-type="float">
            <text:p>257,696</text:p>
          </table:table-cell>
          <table:table-cell table:number-columns-repeated="1017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QVF-707</text:p>
          </table:table-cell>
          <table:table-cell table:style-name="ce3" office:value-type="string" calcext:value-type="string">
            <text:p>Jesus Keebler</text:p>
          </table:table-cell>
          <table:table-cell table:style-name="ce4" office:value-type="float" office:value="168744" calcext:value-type="float">
            <text:p>168,744</text:p>
          </table:table-cell>
          <table:table-cell table:number-columns-repeated="1017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JX-776</text:p>
          </table:table-cell>
          <table:table-cell table:style-name="ce3" office:value-type="string" calcext:value-type="string">
            <text:p>Dr. Emory Schamberger</text:p>
          </table:table-cell>
          <table:table-cell table:style-name="ce4" office:value-type="float" office:value="79299" calcext:value-type="float">
            <text:p>79,299</text:p>
          </table:table-cell>
          <table:table-cell table:number-columns-repeated="1017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ZJZ-685</text:p>
          </table:table-cell>
          <table:table-cell table:style-name="ce3" office:value-type="string" calcext:value-type="string">
            <text:p>Ellen Ratke Jr.</text:p>
          </table:table-cell>
          <table:table-cell table:style-name="ce4" office:value-type="float" office:value="248024" calcext:value-type="float">
            <text:p>248,024</text:p>
          </table:table-cell>
          <table:table-cell table:number-columns-repeated="1017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3" office:value-type="string" calcext:value-type="string">
            <text:p>absent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XES-207</text:p>
          </table:table-cell>
          <table:table-cell table:style-name="ce3" office:value-type="string" calcext:value-type="string">
            <text:p>Aurore Hyatt Sr.</text:p>
          </table:table-cell>
          <table:table-cell table:style-name="ce4" office:value-type="float" office:value="153820" calcext:value-type="float">
            <text:p>153,820</text:p>
          </table:table-cell>
          <table:table-cell table:number-columns-repeated="1017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BP-886</text:p>
          </table:table-cell>
          <table:table-cell table:style-name="ce3" office:value-type="string" calcext:value-type="string">
            <text:p>Aiden Effertz</text:p>
          </table:table-cell>
          <table:table-cell table:style-name="ce4" office:value-type="float" office:value="56729" calcext:value-type="float">
            <text:p>56,729</text:p>
          </table:table-cell>
          <table:table-cell table:number-columns-repeated="1017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VSJ-789</text:p>
          </table:table-cell>
          <table:table-cell table:style-name="ce3" office:value-type="string" calcext:value-type="string">
            <text:p>Mrs. Syble Feest Sr.</text:p>
          </table:table-cell>
          <table:table-cell table:style-name="ce4" office:value-type="float" office:value="42783" calcext:value-type="float">
            <text:p>42,783</text:p>
          </table:table-cell>
          <table:table-cell table:number-columns-repeated="1017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NA-444</text:p>
          </table:table-cell>
          <table:table-cell table:style-name="ce3" office:value-type="string" calcext:value-type="string">
            <text:p>Prof. Katharina Hagenes PhD</text:p>
          </table:table-cell>
          <table:table-cell table:style-name="ce4" office:value-type="float" office:value="165938" calcext:value-type="float">
            <text:p>165,938</text:p>
          </table:table-cell>
          <table:table-cell table:number-columns-repeated="1017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CK-267</text:p>
          </table:table-cell>
          <table:table-cell table:style-name="ce3" office:value-type="string" calcext:value-type="string">
            <text:p>Leonard Miller</text:p>
          </table:table-cell>
          <table:table-cell table:style-name="ce4" office:value-type="float" office:value="75388" calcext:value-type="float">
            <text:p>75,388</text:p>
          </table:table-cell>
          <table:table-cell table:number-columns-repeated="1017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JSB-232</text:p>
          </table:table-cell>
          <table:table-cell table:style-name="ce3" office:value-type="string" calcext:value-type="string">
            <text:p>Edmond Harris</text:p>
          </table:table-cell>
          <table:table-cell table:style-name="ce4" office:value-type="float" office:value="220729" calcext:value-type="float">
            <text:p>220,729</text:p>
          </table:table-cell>
          <table:table-cell table:number-columns-repeated="1017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JX-530</text:p>
          </table:table-cell>
          <table:table-cell table:style-name="ce3" office:value-type="string" calcext:value-type="string">
            <text:p>Emanuel Prohaska</text:p>
          </table:table-cell>
          <table:table-cell table:style-name="ce4" office:value-type="float" office:value="256576" calcext:value-type="float">
            <text:p>256,576</text:p>
          </table:table-cell>
          <table:table-cell table:number-columns-repeated="1017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WKQ-939</text:p>
          </table:table-cell>
          <table:table-cell table:style-name="ce3" office:value-type="string" calcext:value-type="string">
            <text:p>Ana Ryan</text:p>
          </table:table-cell>
          <table:table-cell table:style-name="ce4" office:value-type="float" office:value="152563" calcext:value-type="float">
            <text:p>152,563</text:p>
          </table:table-cell>
          <table:table-cell table:number-columns-repeated="1017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ZP-747</text:p>
          </table:table-cell>
          <table:table-cell table:style-name="ce3" office:value-type="string" calcext:value-type="string">
            <text:p>Dewayne Casper</text:p>
          </table:table-cell>
          <table:table-cell table:style-name="ce4" office:value-type="float" office:value="127500" calcext:value-type="float">
            <text:p>127,500</text:p>
          </table:table-cell>
          <table:table-cell table:number-columns-repeated="1017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KSQ-030</text:p>
          </table:table-cell>
          <table:table-cell table:style-name="ce3" office:value-type="string" calcext:value-type="string">
            <text:p>Aglae Anderson Jr.</text:p>
          </table:table-cell>
          <table:table-cell table:style-name="ce4" office:value-type="float" office:value="64006" calcext:value-type="float">
            <text:p>64,006</text:p>
          </table:table-cell>
          <table:table-cell table:number-columns-repeated="1017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LON-953</text:p>
          </table:table-cell>
          <table:table-cell table:style-name="ce3" office:value-type="string" calcext:value-type="string">
            <text:p>Ubaldo Kirlin</text:p>
          </table:table-cell>
          <table:table-cell table:style-name="ce4" office:value-type="float" office:value="1524" calcext:value-type="float">
            <text:p>1,524</text:p>
          </table:table-cell>
          <table:table-cell table:number-columns-repeated="1017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WJ-381</text:p>
          </table:table-cell>
          <table:table-cell table:style-name="ce3" office:value-type="string" calcext:value-type="string">
            <text:p>Julius Leuschke DDS</text:p>
          </table:table-cell>
          <table:table-cell table:style-name="ce4" office:value-type="float" office:value="296751" calcext:value-type="float">
            <text:p>296,751</text:p>
          </table:table-cell>
          <table:table-cell table:number-columns-repeated="1017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YO-538</text:p>
          </table:table-cell>
          <table:table-cell table:style-name="ce3" office:value-type="string" calcext:value-type="string">
            <text:p>Devan Upton I</text:p>
          </table:table-cell>
          <table:table-cell table:style-name="ce4" office:value-type="float" office:value="156328" calcext:value-type="float">
            <text:p>156,328</text:p>
          </table:table-cell>
          <table:table-cell table:number-columns-repeated="1017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YO-880</text:p>
          </table:table-cell>
          <table:table-cell table:style-name="ce3" office:value-type="string" calcext:value-type="string">
            <text:p>Ms. Laurine Schmidt IV</text:p>
          </table:table-cell>
          <table:table-cell table:style-name="ce4" office:value-type="float" office:value="232679" calcext:value-type="float">
            <text:p>232,679</text:p>
          </table:table-cell>
          <table:table-cell table:number-columns-repeated="1017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KAB-557</text:p>
          </table:table-cell>
          <table:table-cell table:style-name="ce3" office:value-type="string" calcext:value-type="string">
            <text:p>Davion Torphy</text:p>
          </table:table-cell>
          <table:table-cell table:style-name="ce4" office:value-type="float" office:value="240637" calcext:value-type="float">
            <text:p>240,637</text:p>
          </table:table-cell>
          <table:table-cell table:number-columns-repeated="1017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UUN-943</text:p>
          </table:table-cell>
          <table:table-cell table:style-name="ce3" office:value-type="string" calcext:value-type="string">
            <text:p>Bennett Beier</text:p>
          </table:table-cell>
          <table:table-cell table:style-name="ce4" office:value-type="float" office:value="98439" calcext:value-type="float">
            <text:p>98,439</text:p>
          </table:table-cell>
          <table:table-cell table:number-columns-repeated="1017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ELW-172</text:p>
          </table:table-cell>
          <table:table-cell table:style-name="ce3" office:value-type="string" calcext:value-type="string">
            <text:p>Alayna Skiles</text:p>
          </table:table-cell>
          <table:table-cell table:style-name="ce4" office:value-type="float" office:value="249085" calcext:value-type="float">
            <text:p>249,085</text:p>
          </table:table-cell>
          <table:table-cell table:number-columns-repeated="1017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3" office:value-type="string" calcext:value-type="string">
            <text:p>depo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JJL-835</text:p>
          </table:table-cell>
          <table:table-cell table:style-name="ce3" office:value-type="string" calcext:value-type="string">
            <text:p>Miss Rubie Kuhlman PhD</text:p>
          </table:table-cell>
          <table:table-cell table:style-name="ce4" office:value-type="float" office:value="90051" calcext:value-type="float">
            <text:p>90,051</text:p>
          </table:table-cell>
          <table:table-cell table:number-columns-repeated="1017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VA-640</text:p>
          </table:table-cell>
          <table:table-cell table:style-name="ce3" office:value-type="string" calcext:value-type="string">
            <text:p>Serena Schulist</text:p>
          </table:table-cell>
          <table:table-cell table:style-name="ce4" office:value-type="float" office:value="260770" calcext:value-type="float">
            <text:p>260,770</text:p>
          </table:table-cell>
          <table:table-cell table:number-columns-repeated="1017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JER-521</text:p>
          </table:table-cell>
          <table:table-cell table:style-name="ce3" office:value-type="string" calcext:value-type="string">
            <text:p>Marlee Olson</text:p>
          </table:table-cell>
          <table:table-cell table:style-name="ce4" office:value-type="float" office:value="28506" calcext:value-type="float">
            <text:p>28,506</text:p>
          </table:table-cell>
          <table:table-cell table:number-columns-repeated="1017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GS-468</text:p>
          </table:table-cell>
          <table:table-cell table:style-name="ce3" office:value-type="string" calcext:value-type="string">
            <text:p>Mr. Jerry Bednar II</text:p>
          </table:table-cell>
          <table:table-cell table:style-name="ce4" office:value-type="float" office:value="242418" calcext:value-type="float">
            <text:p>242,418</text:p>
          </table:table-cell>
          <table:table-cell table:number-columns-repeated="1017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QBM-710</text:p>
          </table:table-cell>
          <table:table-cell table:style-name="ce3" office:value-type="string" calcext:value-type="string">
            <text:p>Vaughn Klein</text:p>
          </table:table-cell>
          <table:table-cell table:style-name="ce4" office:value-type="float" office:value="111979" calcext:value-type="float">
            <text:p>111,979</text:p>
          </table:table-cell>
          <table:table-cell table:number-columns-repeated="1017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JHO-511</text:p>
          </table:table-cell>
          <table:table-cell table:style-name="ce3" office:value-type="string" calcext:value-type="string">
            <text:p>Araceli Hickle</text:p>
          </table:table-cell>
          <table:table-cell table:style-name="ce4" office:value-type="float" office:value="167666" calcext:value-type="float">
            <text:p>167,666</text:p>
          </table:table-cell>
          <table:table-cell table:number-columns-repeated="1017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VKU-220</text:p>
          </table:table-cell>
          <table:table-cell table:style-name="ce3" office:value-type="string" calcext:value-type="string">
            <text:p>Prof. Antonina McKenzie</text:p>
          </table:table-cell>
          <table:table-cell table:style-name="ce4" office:value-type="float" office:value="207994" calcext:value-type="float">
            <text:p>207,994</text:p>
          </table:table-cell>
          <table:table-cell table:number-columns-repeated="1017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DOO-367</text:p>
          </table:table-cell>
          <table:table-cell table:style-name="ce3" office:value-type="string" calcext:value-type="string">
            <text:p>Krystina Donnelly</text:p>
          </table:table-cell>
          <table:table-cell table:style-name="ce4" office:value-type="float" office:value="202241" calcext:value-type="float">
            <text:p>202,241</text:p>
          </table:table-cell>
          <table:table-cell table:number-columns-repeated="1017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PST-993</text:p>
          </table:table-cell>
          <table:table-cell table:style-name="ce3" office:value-type="string" calcext:value-type="string">
            <text:p>Amiya Stiedemann V</text:p>
          </table:table-cell>
          <table:table-cell table:style-name="ce4" office:value-type="float" office:value="288517" calcext:value-type="float">
            <text:p>288,517</text:p>
          </table:table-cell>
          <table:table-cell table:number-columns-repeated="1017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HC-003</text:p>
          </table:table-cell>
          <table:table-cell table:style-name="ce3" office:value-type="string" calcext:value-type="string">
            <text:p>Prof. Natasha Lubowitz Jr.</text:p>
          </table:table-cell>
          <table:table-cell table:style-name="ce4" office:value-type="float" office:value="113948" calcext:value-type="float">
            <text:p>113,948</text:p>
          </table:table-cell>
          <table:table-cell table:number-columns-repeated="1017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XR-738</text:p>
          </table:table-cell>
          <table:table-cell table:style-name="ce3" office:value-type="string" calcext:value-type="string">
            <text:p>Mrs. Aubrey Kunde</text:p>
          </table:table-cell>
          <table:table-cell table:style-name="ce4" office:value-type="float" office:value="151992" calcext:value-type="float">
            <text:p>151,992</text:p>
          </table:table-cell>
          <table:table-cell table:number-columns-repeated="1017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ZV-562</text:p>
          </table:table-cell>
          <table:table-cell table:style-name="ce3" office:value-type="string" calcext:value-type="string">
            <text:p>Orville Gerlach</text:p>
          </table:table-cell>
          <table:table-cell table:style-name="ce4" office:value-type="float" office:value="133222" calcext:value-type="float">
            <text:p>133,222</text:p>
          </table:table-cell>
          <table:table-cell table:number-columns-repeated="1017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AT-200</text:p>
          </table:table-cell>
          <table:table-cell table:style-name="ce3" office:value-type="string" calcext:value-type="string">
            <text:p>Emmalee Wuckert</text:p>
          </table:table-cell>
          <table:table-cell table:style-name="ce4" office:value-type="float" office:value="57072" calcext:value-type="float">
            <text:p>57,072</text:p>
          </table:table-cell>
          <table:table-cell table:number-columns-repeated="1017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NF-800</text:p>
          </table:table-cell>
          <table:table-cell table:style-name="ce3" office:value-type="string" calcext:value-type="string">
            <text:p>Ivah Cassin</text:p>
          </table:table-cell>
          <table:table-cell table:style-name="ce4" office:value-type="float" office:value="186328" calcext:value-type="float">
            <text:p>186,328</text:p>
          </table:table-cell>
          <table:table-cell table:number-columns-repeated="1017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JQV-058</text:p>
          </table:table-cell>
          <table:table-cell table:style-name="ce3" office:value-type="string" calcext:value-type="string">
            <text:p>Margot Kub</text:p>
          </table:table-cell>
          <table:table-cell table:style-name="ce4" office:value-type="float" office:value="43187" calcext:value-type="float">
            <text:p>43,187</text:p>
          </table:table-cell>
          <table:table-cell table:number-columns-repeated="1017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CV-279</text:p>
          </table:table-cell>
          <table:table-cell table:style-name="ce3" office:value-type="string" calcext:value-type="string">
            <text:p>Susan Weissnat</text:p>
          </table:table-cell>
          <table:table-cell table:style-name="ce4" office:value-type="float" office:value="165678" calcext:value-type="float">
            <text:p>165,678</text:p>
          </table:table-cell>
          <table:table-cell table:number-columns-repeated="1017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ZW-620</text:p>
          </table:table-cell>
          <table:table-cell table:style-name="ce3" office:value-type="string" calcext:value-type="string">
            <text:p>Salvatore Bradtke</text:p>
          </table:table-cell>
          <table:table-cell table:style-name="ce4" office:value-type="float" office:value="127900" calcext:value-type="float">
            <text:p>127,900</text:p>
          </table:table-cell>
          <table:table-cell table:number-columns-repeated="1017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KP-104</text:p>
          </table:table-cell>
          <table:table-cell table:style-name="ce3" office:value-type="string" calcext:value-type="string">
            <text:p>Arjun Kunze</text:p>
          </table:table-cell>
          <table:table-cell table:style-name="ce4" office:value-type="float" office:value="170840" calcext:value-type="float">
            <text:p>170,840</text:p>
          </table:table-cell>
          <table:table-cell table:number-columns-repeated="1017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UX-982</text:p>
          </table:table-cell>
          <table:table-cell table:style-name="ce3" office:value-type="string" calcext:value-type="string">
            <text:p>Roman Jenkins</text:p>
          </table:table-cell>
          <table:table-cell table:style-name="ce4" office:value-type="float" office:value="199735" calcext:value-type="float">
            <text:p>199,735</text:p>
          </table:table-cell>
          <table:table-cell table:number-columns-repeated="1017"/>
        </table:table-row>
        <table:table-row table:style-name="ro2" table:number-rows-repeated="10484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bsence" table:style-name="ta2"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pot</text:p>
          </table:table-cell>
          <table:table-cell table:style-name="ce1" office:value-type="string" calcext:value-type="string">
            <text:p>License Plate</text:p>
          </table:table-cell>
          <table:table-cell table:style-name="ce1" office:value-type="string" calcext:value-type="string">
            <text:p>Absense Typ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ate Range</text:p>
          </table:table-cell>
          <table:table-cell table:style-name="ce1" office:value-type="string" calcext:value-type="string">
            <text:p>Comment</text:p>
          </table:table-cell>
          <table:table-cell table:number-columns-repeated="1017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JOK-831</text:p>
          </table:table-cell>
          <table:table-cell table:style-name="ce3" office:value-type="string" calcext:value-type="string">
            <text:p>clutch</text:p>
          </table:table-cell>
          <table:table-cell table:style-name="ce3" office:value-type="string" calcext:value-type="string">
            <text:p>current</text:p>
          </table:table-cell>
          <table:table-cell table:style-name="ce3" office:value-type="string" calcext:value-type="string">
            <text:p>2022-02-11 09:30 -</text:p>
          </table:table-cell>
          <table:table-cell table:number-columns-repeated="101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VJP-718</text:p>
          </table:table-cell>
          <table:table-cell table:style-name="ce3" office:value-type="string" calcext:value-type="string">
            <text:p>engine</text:p>
          </table:table-cell>
          <table:table-cell table:style-name="ce3" office:value-type="string" calcext:value-type="string">
            <text:p>current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SGS-880</text:p>
          </table:table-cell>
          <table:table-cell table:style-name="ce3" office:value-type="string" calcext:value-type="string">
            <text:p>front axle</text:p>
          </table:table-cell>
          <table:table-cell table:style-name="ce3" office:value-type="string" calcext:value-type="string">
            <text:p>closed</text:p>
          </table:table-cell>
          <table:table-cell table:style-name="ce3" office:value-type="string" calcext:value-type="string">
            <text:p>2022-02-10 10:15 - 2022-02-10 16:25</text:p>
          </table:table-cell>
          <table:table-cell table:number-columns-repeated="101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QWY-405</text:p>
          </table:table-cell>
          <table:table-cell table:style-name="ce3" office:value-type="string" calcext:value-type="string">
            <text:p>power unit</text:p>
          </table:table-cell>
          <table:table-cell table:style-name="ce3" office:value-type="string" calcext:value-type="string">
            <text:p>out <text:s/>dated</text:p>
          </table:table-cell>
          <table:table-cell table:style-name="ce3" office:value-type="string" calcext:value-type="string">
            <text:p>2022-02-08 11:22 - 2022-02-08 13:24</text:p>
          </table:table-cell>
          <table:table-cell table:number-columns-repeated="101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YXT-509</text:p>
          </table:table-cell>
          <table:table-cell table:style-name="ce3" office:value-type="string" calcext:value-type="string">
            <text:p>engine</text:p>
          </table:table-cell>
          <table:table-cell table:style-name="ce3" office:value-type="string" calcext:value-type="string">
            <text:p>closed</text:p>
          </table:table-cell>
          <table:table-cell table:style-name="ce3" office:value-type="string" calcext:value-type="string">
            <text:p>2022-02-08 10:11 - 2022-02-08 14:35</text:p>
          </table:table-cell>
          <table:table-cell table:number-columns-repeated="1018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JWY-534</text:p>
          </table:table-cell>
          <table:table-cell table:style-name="ce3" office:value-type="string" calcext:value-type="string">
            <text:p>tire</text:p>
          </table:table-cell>
          <table:table-cell table:style-name="ce3" office:value-type="string" calcext:value-type="string">
            <text:p>out <text:s/>dated</text:p>
          </table:table-cell>
          <table:table-cell table:number-columns-repeated="1019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UKP-638</text:p>
          </table:table-cell>
          <table:table-cell table:style-name="ce3" office:value-type="string" calcext:value-type="string">
            <text:p>tire</text:p>
          </table:table-cell>
          <table:table-cell table:style-name="ce3" office:value-type="string" calcext:value-type="string">
            <text:p>current</text:p>
          </table:table-cell>
          <table:table-cell table:style-name="ce3" office:value-type="string" calcext:value-type="string">
            <text:p>2022-02-11 12:30 -</text:p>
          </table:table-cell>
          <table:table-cell table:number-columns-repeated="1018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VQJ-187</text:p>
          </table:table-cell>
          <table:table-cell table:style-name="ce3" office:value-type="string" calcext:value-type="string">
            <text:p>engine</text:p>
          </table:table-cell>
          <table:table-cell table:style-name="ce3" office:value-type="string" calcext:value-type="string">
            <text:p>closed</text:p>
          </table:table-cell>
          <table:table-cell table:number-columns-repeated="1019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SLQ-197</text:p>
          </table:table-cell>
          <table:table-cell table:style-name="ce3" office:value-type="string" calcext:value-type="string">
            <text:p>power unit</text:p>
          </table:table-cell>
          <table:table-cell table:style-name="ce3" office:value-type="string" calcext:value-type="string">
            <text:p>current</text:p>
          </table:table-cell>
          <table:table-cell table:style-name="ce3" office:value-type="string" calcext:value-type="string">
            <text:p>2022-02-11 11:17 -</text:p>
          </table:table-cell>
          <table:table-cell table:number-columns-repeated="1018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bsence_type" table:style-name="ta3">
        <table:table-column table:style-name="co10" table:default-cell-style-name="Default"/>
        <table:table-column table:style-name="co11" table:default-cell-style-name="Default"/>
        <table:table-column table:style-name="co2" table:number-columns-repeated="1022" table:default-cell-style-name="Default"/>
        <table:table-row table:style-name="ro1">
          <table:table-cell table:style-name="ce6" office:value-type="string" calcext:value-type="string">
            <text:p>Display</text:p>
          </table:table-cell>
          <table:table-cell table:style-name="ce6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ccident</text:p>
          </table:table-cell>
          <table:table-cell table:style-name="ce3" office:value-type="string" calcext:value-type="string">
            <text:p>acciden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raking system</text:p>
          </table:table-cell>
          <table:table-cell table:style-name="ce3" office:value-type="string" calcext:value-type="string">
            <text:p>braking syste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sh register</text:p>
          </table:table-cell>
          <table:table-cell table:style-name="ce3" office:value-type="string" calcext:value-type="string">
            <text:p>cash registe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lutch</text:p>
          </table:table-cell>
          <table:table-cell table:style-name="ce3" office:value-type="string" calcext:value-type="string">
            <text:p>clutch</text:p>
          </table:table-cell>
          <table:table-cell table:number-columns-repeated="1022"/>
        </table:table-row>
        <table:table-row table:style-name="ro1">
          <table:table-cell table:number-columns-repeated="2" table:style-name="ce3" office:value-type="string" calcext:value-type="string">
            <text:p>Compresso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ooling system</text:p>
          </table:table-cell>
          <table:table-cell table:style-name="ce3" office:value-type="string" calcext:value-type="string">
            <text:p>cooling syste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oor</text:p>
          </table:table-cell>
          <table:table-cell table:style-name="ce3" office:value-type="string" calcext:value-type="string">
            <text:p>doo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ue to driver</text:p>
          </table:table-cell>
          <table:table-cell table:style-name="ce3" office:value-type="string" calcext:value-type="string">
            <text:p>driver</text:p>
          </table:table-cell>
          <table:table-cell table:number-columns-repeated="1022"/>
        </table:table-row>
        <table:table-row table:style-name="ro1">
          <table:table-cell table:number-columns-repeated="2" table:style-name="ce3" office:value-type="string" calcext:value-type="string">
            <text:p>Electric syste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ngine</text:p>
          </table:table-cell>
          <table:table-cell table:style-name="ce3" office:value-type="string" calcext:value-type="string">
            <text:p>engin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ront axle</text:p>
          </table:table-cell>
          <table:table-cell table:style-name="ce3" office:value-type="string" calcext:value-type="string">
            <text:p>front axl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uel tank</text:p>
          </table:table-cell>
          <table:table-cell table:style-name="ce3" office:value-type="string" calcext:value-type="string">
            <text:p>fuel tank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eneral</text:p>
          </table:table-cell>
          <table:table-cell table:style-name="ce3" office:value-type="string" calcext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enerator</text:p>
          </table:table-cell>
          <table:table-cell table:style-name="ce3" office:value-type="string" calcext:value-type="string">
            <text:p>generato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Headlights</text:p>
          </table:table-cell>
          <table:table-cell table:style-name="ce3" office:value-type="string" calcext:value-type="string">
            <text:p>headlight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ainting</text:p>
          </table:table-cell>
          <table:table-cell table:style-name="ce3" office:value-type="string" calcext:value-type="string">
            <text:p>paintin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ower unit</text:p>
          </table:table-cell>
          <table:table-cell table:style-name="ce3" office:value-type="string" calcext:value-type="string">
            <text:p>power uni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ear axle</text:p>
          </table:table-cell>
          <table:table-cell table:style-name="ce3" office:value-type="string" calcext:value-type="string">
            <text:p>rear axle</text:p>
          </table:table-cell>
          <table:table-cell table:number-columns-repeated="1022"/>
        </table:table-row>
        <table:table-row table:style-name="ro1">
          <table:table-cell table:number-columns-repeated="2" table:style-name="ce3" office:value-type="string" calcext:value-type="string">
            <text:p>Salon lightin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tarter</text:p>
          </table:table-cell>
          <table:table-cell table:style-name="ce3" office:value-type="string" calcext:value-type="string">
            <text:p>starte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teering wheel</text:p>
          </table:table-cell>
          <table:table-cell table:style-name="ce3" office:value-type="string" calcext:value-type="string">
            <text:p>steering wheel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ech-service 1</text:p>
          </table:table-cell>
          <table:table-cell table:style-name="ce3" office:value-type="string" calcext:value-type="string">
            <text:p>ts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ech-service 1</text:p>
          </table:table-cell>
          <table:table-cell table:style-name="ce3" office:value-type="string" calcext:value-type="string">
            <text:p>ts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ire</text:p>
          </table:table-cell>
          <table:table-cell table:style-name="ce3" office:value-type="string" calcext:value-type="string">
            <text:p>tire</text:p>
          </table:table-cell>
          <table:table-cell table:number-columns-repeated="1022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uses" table:style-name="ta4">
        <table:table-column table:style-name="co12" table:default-cell-style-name="Default"/>
        <table:table-column table:style-name="co13" table:default-cell-style-name="Default"/>
        <table:table-column table:style-name="co2" table:number-columns-repeated="1022" table:default-cell-style-name="Default"/>
        <table:table-row table:style-name="ro1">
          <table:table-cell table:style-name="ce6" office:value-type="string" calcext:value-type="string">
            <text:p>Display</text:p>
          </table:table-cell>
          <table:table-cell table:style-name="ce6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lanned</text:p>
          </table:table-cell>
          <table:table-cell table:style-name="ce3" office:value-type="string" calcext:value-type="string">
            <text:p>planned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utdated</text:p>
          </table:table-cell>
          <table:table-cell table:style-name="ce3" office:value-type="string" calcext:value-type="string">
            <text:p>outdated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urrent</text:p>
          </table:table-cell>
          <table:table-cell table:style-name="ce3" office:value-type="string" calcext:value-type="string">
            <text:p>current</text:p>
          </table:table-cell>
          <table:table-cell table:number-columns-repeated="1022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absenceRange" table:base-cell-address="$buses.$A$1" table:cell-range-address="$absence.$A$2:.$G$10"/>
        <table:named-range table:name="absenceTypesRange" table:base-cell-address="$buses.$A$1" table:cell-range-address="$absence_type.$A$2:.$B$25"/>
        <table:named-range table:name="busesDataRange" table:base-cell-address="$buses.$A$1" table:cell-range-address="$buses.$A$2:.$I$151"/>
        <table:named-range table:name="statusesRange" table:base-cell-address="$buses.$A$1" table:cell-range-address="$statuses.$A$2: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uses" style:display-name="PageStyle_bu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sence" style:display-name="PageStyle_abse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sence_5f_type" style:display-name="PageStyle_absence_typ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uses" style:display-name="PageStyle_status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1175" meta:object-count="0"/>
    <meta:generator>LibreOfficeDev/6.0.5.2$Linux_X86_64 LibreOffice_project/</meta:generator>
  </office:meta>
</office:document-meta>
</file>